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/>
    </style:style>
    <style:style style:name="P2" style:family="paragraph" style:parent-style-name="Heading_20_3">
      <style:paragraph-properties fo:margin-left="0in" fo:margin-right="0in" fo:line-height="150%" fo:orphans="2" fo:widows="2" fo:text-indent="0in" style:auto-text-indent="false"/>
      <style:text-properties fo:font-variant="normal" fo:text-transform="none" fo:color="#2d3b45" style:font-name="Lato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666666" style:font-name="Lato" fo:letter-spacing="normal" fo:font-style="normal" fo:font-weight="normal"/>
    </style:style>
    <style:style style:name="P4" style:family="paragraph" style:parent-style-name="Heading_20_2">
      <style:text-properties fo:font-variant="normal" fo:text-transform="none" fo:color="#2d3b45" style:font-name="Lato" fo:letter-spacing="normal" fo:font-style="normal" fo:font-weight="normal"/>
    </style:style>
    <style:style style:name="P5" style:family="paragraph" style:parent-style-name="Text_20_body" style:list-style-name="L1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</style:style>
    <style:style style:name="P6" style:family="paragraph" style:parent-style-name="Text_20_body" style:list-style-name="L2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</style:style>
    <style:style style:name="P7" style:family="paragraph" style:parent-style-name="Text_20_body" style:list-style-name="L3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</style:style>
    <style:style style:name="P8" style:family="paragraph" style:parent-style-name="Text_20_body" style:list-style-name="L4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</style:style>
    <style:style style:name="P9" style:family="paragraph" style:parent-style-name="Text_20_body" style:list-style-name="L5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</style:style>
    <style:style style:name="P10" style:family="paragraph" style:parent-style-name="Text_20_body" style:list-style-name="L6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/>
    </style:style>
    <style:style style:name="P12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3" style:family="paragraph" style:parent-style-name="Text_20_body" style:list-style-name="L1">
      <style:paragraph-properties fo:margin-top="0in" fo:margin-bottom="0.0626in" loext:contextual-spacing="false" fo:orphans="2" fo:widows="2" fo:padding="0in" fo:border="none"/>
    </style:style>
    <style:style style:name="P14" style:family="paragraph" style:parent-style-name="Text_20_body" style:list-style-name="L2">
      <style:paragraph-properties fo:margin-top="0in" fo:margin-bottom="0.0626in" loext:contextual-spacing="false" fo:orphans="2" fo:widows="2" fo:padding="0in" fo:border="none"/>
    </style:style>
    <style:style style:name="P15" style:family="paragraph" style:parent-style-name="Text_20_body" style:list-style-name="L4">
      <style:paragraph-properties fo:margin-top="0in" fo:margin-bottom="0.0626in" loext:contextual-spacing="false" fo:orphans="2" fo:widows="2" fo:padding="0in" fo:border="none"/>
    </style:style>
    <style:style style:name="P16" style:family="paragraph" style:parent-style-name="Text_20_body" style:list-style-name="L5">
      <style:paragraph-properties fo:margin-top="0in" fo:margin-bottom="0.0626in" loext:contextual-spacing="false" fo:orphans="2" fo:widows="2" fo:padding="0in" fo:border="none"/>
    </style:style>
    <style:style style:name="P17" style:family="paragraph" style:parent-style-name="Text_20_body" style:list-style-name="L6">
      <style:paragraph-properties fo:margin-top="0in" fo:margin-bottom="0.0626in" loext:contextual-spacing="false" fo:orphans="2" fo:widows="2" fo:padding="0in" fo:border="none"/>
    </style:style>
    <style:style style:name="P18" style:family="paragraph" style:parent-style-name="Heading_20_3">
      <style:paragraph-properties fo:margin-left="0in" fo:margin-right="0in" fo:line-height="150%" fo:orphans="2" fo:widows="2" fo:text-indent="0in" style:auto-text-indent="false"/>
      <style:text-properties fo:font-variant="normal" fo:text-transform="none" fo:color="#2d3b45" style:font-name="Lato" fo:letter-spacing="normal" fo:font-style="normal" fo:font-weight="normal"/>
    </style:style>
    <style:style style:name="T1" style:family="text">
      <style:text-properties fo:font-variant="normal" fo:text-transform="none" fo:color="#ee0612" style:font-name="Monaco" fo:font-size="12pt" fo:letter-spacing="normal" fo:font-style="normal" fo:font-weight="normal" fo:background-color="#f5f5f5" loext:char-shading-value="0" loext:padding="0.0193in" loext:border="0.06pt solid #c7cdd1"/>
    </style:style>
    <style:style style:name="T2" style:family="text">
      <style:text-properties fo:font-variant="normal" fo:text-transform="none" fo:color="#2d3b45" style:font-name="Lato" fo:font-size="12pt" fo:letter-spacing="normal" fo:font-style="normal" fo:font-weight="normal"/>
    </style:style>
    <style:style style:name="T3" style:family="text">
      <style:text-properties fo:font-variant="normal" fo:text-transform="none" fo:color="#2d3b45" style:font-name="Lato" fo:font-size="12pt" fo:letter-spacing="normal" fo:font-style="normal" fo:font-weight="normal" officeooo:rsid="0012047a"/>
    </style:style>
    <style:style style:name="T4" style:family="text">
      <style:text-properties fo:font-variant="normal" fo:text-transform="none" fo:color="#2d3b45" style:font-name="Lato" fo:font-size="12pt" fo:letter-spacing="normal" fo:font-style="normal" fo:font-weight="bold"/>
    </style:style>
    <style:style style:name="T5" style:family="text">
      <style:text-properties fo:font-variant="normal" fo:text-transform="none" fo:color="#2d3b45" style:font-name="Lato" fo:font-size="12pt" fo:letter-spacing="normal" fo:font-style="italic" fo:font-weight="normal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520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3" text:outline-level="1">Resource: Cheat Sheet - Command Line</text:h>
      <text:p text:style-name="P1">Here's a quick reference of all of the commands listed in this lesson. Feel free to reference this as you learn the commands - they'll be second nature before you know it.</text:p>
      <text:list xml:id="list3632049475" text:style-name="L1">
        <text:list-item>
          <text:p text:style-name="P5"><text:span text:style-name="Source_20_Text"><text:span text:style-name="T1">$ pwd</text:span></text:span><text:span text:style-name="T2">: Prints the path of the current directory to the screen</text:span></text:p>
        </text:list-item>
        <text:list-item>
          <text:p text:style-name="P13"><text:span text:style-name="Source_20_Text"><text:span text:style-name="T1">$ ls</text:span></text:span><text:span text:style-name="T2">: Lists out the contents of the current folder</text:span></text:p>
        </text:list-item>
        <text:list-item>
          <text:p text:style-name="P13"><text:span text:style-name="Source_20_Text"><text:span text:style-name="T1">$ cd directory-name</text:span></text:span><text:span text:style-name="T2">: Changes the current directory to the one specified</text:span></text:p>
        </text:list-item>
        <text:list-item>
          <text:p text:style-name="P13"><text:span text:style-name="Source_20_Text"><text:span text:style-name="T1">$ cd</text:span></text:span><text:span text:style-name="T2"> or </text:span><text:span text:style-name="Source_20_Text"><text:span text:style-name="T1">$ cd ~</text:span></text:span><text:span text:style-name="T2">: Changes the current directory to the home directory</text:span></text:p>
        </text:list-item>
        <text:list-item>
          <text:p text:style-name="P13"><text:span text:style-name="Source_20_Text"><text:span text:style-name="T1">$ cd ..</text:span></text:span><text:span text:style-name="T2">: Changes the current directory up one level</text:span></text:p>
        </text:list-item>
        <text:list-item>
          <text:p text:style-name="P13"><text:span text:style-name="Source_20_Text"><text:span text:style-name="T1">$ mkdir directory-name</text:span></text:span><text:span text:style-name="T2">: Creates a new directory (folder) in the current directory with the name specified</text:span></text:p>
        </text:list-item>
        <text:list-item>
          <text:p text:style-name="P13"><text:span text:style-name="Source_20_Text"><text:span text:style-name="T1">$ touch file-name.html</text:span></text:span><text:span text:style-name="T2">: Creates a new, empty file in the current directory with the name specified</text:span></text:p>
        </text:list-item>
        <text:list-item>
          <text:p text:style-name="P13"><text:span text:style-name="Source_20_Text"><text:span text:style-name="T1">$ cp original-file.html new-file.html</text:span></text:span><text:span text:style-name="T2">: Creates a duplicate copy of the first file listed and gives it the name of the second file listed. Both files still exist.</text:span></text:p>
        </text:list-item>
        <text:list-item>
          <text:p text:style-name="P13"><text:span text:style-name="Source_20_Text"><text:span text:style-name="T1">$ mv original-file-name.html new-file-name.html</text:span></text:span><text:span text:style-name="T2">: Moves the contents of the first file into the second file. Effectively renames the file.</text:span></text:p>
        </text:list-item>
        <text:list-item>
          <text:p text:style-name="P13"><text:span text:style-name="Source_20_Text"><text:span text:style-name="T1">$ mv sample-file.html new-location/sample-file.html</text:span></text:span><text:span text:style-name="T2">: Moves the first file into the folder specified for the second file.</text:span></text:p>
        </text:list-item>
        <text:list-item>
          <text:p text:style-name="P13"><text:span text:style-name="Source_20_Text"><text:span text:style-name="T1">$ rm file-name.html</text:span></text:span><text:span text:style-name="T2">: Removes the file specified.</text:span></text:p>
        </text:list-item>
        <text:list-item>
          <text:p text:style-name="P13"><text:span text:style-name="Source_20_Text"><text:span text:style-name="T1">$ rm -rf directory-name</text:span></text:span><text:span text:style-name="T2">: Removes the folder specified and all of the files inside.</text:span></text:p>
        </text:list-item>
        <text:list-item>
          <text:p text:style-name="P13"><text:span text:style-name="Source_20_Text"><text:span text:style-name="T1">$ clear</text:span></text:span><text:span text:style-name="T2">: Clears the terminal screen.</text:span></text:p>
        </text:list-item>
      </text:list>
      <text:h text:style-name="P2" text:outline-level="3">Terminology</text:h>
      <text:list xml:id="list3184435380" text:style-name="L2">
        <text:list-item>
          <text:p text:style-name="P6"><text:span text:style-name="Strong_20_Emphasis"><text:span text:style-name="T4">file path</text:span></text:span><text:span text:style-name="T2">: The location of a file or folder in the file system. For example: </text:span><text:span text:style-name="Emphasis"><text:span text:style-name="T5">Users/MoringaSchool/Pictures/cute-kitten.jpg</text:span></text:span><text:span text:style-name="T2"> is the path for the image called </text:span><text:span text:style-name="Emphasis"><text:span text:style-name="T5">cute-kitten.jpg</text:span></text:span><text:span text:style-name="T2">.</text:span></text:p>
        </text:list-item>
        <text:list-item>
          <text:p text:style-name="P14"><text:span text:style-name="Strong_20_Emphasis"><text:span text:style-name="T4">directory</text:span></text:span><text:span text:style-name="T2">: Another name for a folder in a file system. For example, </text:span><text:span text:style-name="Emphasis"><text:span text:style-name="T5">Users/MoringaSchool/Pictures/cute-kitten.jpg</text:span></text:span><text:span text:style-name="T2"> has 3 directories: </text:span><text:span text:style-name="Emphasis"><text:span text:style-name="T5">Users</text:span></text:span><text:span text:style-name="T2">, </text:span><text:span text:style-name="Emphasis"><text:span text:style-name="T5">MoringaSchool</text:span></text:span><text:span text:style-name="T2">, and </text:span><text:span text:style-name="Emphasis"><text:span text:style-name="T5">Pictures</text:span></text:span><text:span text:style-name="T2">.</text:span></text:p>
        </text:list-item>
        <text:list-item>
          <text:p text:style-name="P14"><text:soft-page-break/><text:span text:style-name="Strong_20_Emphasis"><text:span text:style-name="T4">home directory</text:span></text:span><text:span text:style-name="T2">: The highest-level directory on a computer - this is the default directory when you open the terminal.</text:span></text:p>
        </text:list-item>
      </text:list>
      <text:p text:style-name="Text_20_body"/>
      <text:p text:style-name="Text_20_body"/>
      <text:h text:style-name="P4" text:outline-level="2">Git Commands Overview</text:h>
      <text:p text:style-name="P1">In this reference, examples in brackets [xxx], should be entirely replaced by what is indicated (do not leave the [ ] symbols).</text:p>
      <text:h text:style-name="P2" text:outline-level="3">Project Setup</text:h>
      <text:list xml:id="list1007996292" text:style-name="L3">
        <text:list-item>
          <text:p text:style-name="P7"><text:span text:style-name="Source_20_Text"><text:span text:style-name="T1">$ git init</text:span></text:span><text:span text:style-name="T2">: Initializes new local Git repository in the current directory.</text:span></text:p>
        </text:list-item>
      </text:list>
      <text:h text:style-name="P2" text:outline-level="3">Tracking Files</text:h>
      <text:list xml:id="list596228100" text:style-name="L4">
        <text:list-item>
          <text:p text:style-name="P8"><text:span text:style-name="Source_20_Text"><text:span text:style-name="T1">$ git add .</text:span></text:span><text:span text:style-name="T2">: Adds ALL files with changes to be committed.</text:span></text:p>
        </text:list-item>
        <text:list-item>
          <text:p text:style-name="P15"><text:span text:style-name="Source_20_Text"><text:span text:style-name="T1">$ git add [file]</text:span></text:span><text:span text:style-name="T2">: Adds the named file to be committed.</text:span></text:p>
        </text:list-item>
        <text:list-item>
          <text:p text:style-name="P15"><text:span text:style-name="Source_20_Text"><text:span text:style-name="T1">$ git commit -m "[message]"</text:span></text:span><text:span text:style-name="T2">: records all of the staged files permanently to the version history; message should describe the changes finishing the phrase "This commit will…".</text:span></text:p>
          <text:list>
            <text:list-item>
              <text:p text:style-name="P12"><text:span text:style-name="T2">Example: </text:span><text:span text:style-name="Source_20_Text"><text:span text:style-name="T1">$ git commit -m "add submit functionality for the form"</text:span></text:span></text:p>
            </text:list-item>
          </text:list>
        </text:list-item>
      </text:list>
      <text:h text:style-name="P2" text:outline-level="3">Remote Repositories</text:h>
      <text:list xml:id="list1637691722" text:style-name="L5">
        <text:list-item>
          <text:p text:style-name="P9"><text:span text:style-name="Source_20_Text"><text:span text:style-name="T1">$ git remote add [remote name] [remote URL]</text:span></text:span><text:span text:style-name="T2">: Adds a remote with the name specified for the repository to the remote URL provided.</text:span></text:p>
        </text:list-item>
        <text:list-item>
          <text:p text:style-name="P16"><text:span text:style-name="Source_20_Text"><text:span text:style-name="T1">$ git remote -v</text:span></text:span><text:span text:style-name="T2">: Shows the names and URLs for all of the remote repositories that the project's Git repository has stored.</text:span></text:p>
        </text:list-item>
        <text:list-item>
          <text:p text:style-name="P16"><text:span text:style-name="Source_20_Text"><text:span text:style-name="T1">$ git push [remote name] [branch name]</text:span></text:span><text:span text:style-name="T2">: Copies the code to the remote repository from the local Git repository.</text:span></text:p>
        </text:list-item>
        <text:list-item>
          <text:p text:style-name="P16"><text:span text:style-name="Source_20_Text"><text:span text:style-name="T1">$ git clone [remote URL]</text:span></text:span><text:span text:style-name="T2">: Copies the code and commit history from a remote repository to a local repository.</text:span></text:p>
        </text:list-item>
      </text:list>
      <text:h text:style-name="P2" text:outline-level="3">Reviewing Git Info</text:h>
      <text:list xml:id="list3440624570" text:style-name="L6">
        <text:list-item>
          <text:p text:style-name="P10"><text:span text:style-name="Source_20_Text"><text:span text:style-name="T1">$ git log</text:span></text:span><text:span text:style-name="T2">: Lists commit history for the current branch.</text:span></text:p>
        </text:list-item>
        <text:list-item>
          <text:p text:style-name="P17"><text:span text:style-name="Source_20_Text"><text:span text:style-name="T1">$ git log --oneline</text:span></text:span><text:span text:style-name="T2">: Lists a condensed format of the commit history for the current branch.</text:span></text:p>
        </text:list-item>
        <text:list-item>
          <text:p text:style-name="P17"><text:span text:style-name="Source_20_Text"><text:span text:style-name="T1">$ git status</text:span></text:span><text:span text:style-name="T2">: Lists the files where changes have been made to be committed.</text:span></text:p>
        </text:list-item>
      </text:list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3:06:16.888444343</meta:creation-date>
    <dc:date>2019-05-21T18:11:40.587200112</dc:date>
    <meta:editing-duration>PT1H35M4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37" meta:word-count="539" meta:character-count="3114" meta:non-whitespace-character-count="2641"/>
  </office:meta>
</office:document-meta>
</file>